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A</mi>
                <mi>n</mi>
              </msub>
              <mo stretchy="false">=</mo>
              <mi>n</mi>
            </mrow>
            <mi>!</mi>
          </mrow>
        </mtd>
      </mtr>
      <mtr>
        <mtd>
          <mrow/>
        </mtd>
      </mtr>
      <mtr>
        <mtd>
          <mrow>
            <mmultiscripts>
              <mi>P</mi>
              <mi>r</mi>
              <none/>
              <mprescripts/>
              <none/>
              <mi>n</mi>
            </mmultiscripts>
            <mo stretchy="false">=</mo>
            <mfrac>
              <mrow>
                <mi>n</mi>
                <mi>!</mi>
              </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r</mi>
                    </mrow>
                  </mrow>
                  <mo fence="true" form="postfix" stretchy="false">)</mo>
                </mrow>
                <mi>!</mi>
              </mrow>
            </mfrac>
          </mrow>
        </mtd>
      </mtr>
      <mtr>
        <mtd>
          <mrow/>
        </mtd>
      </mtr>
      <mtr>
        <mtd>
          <mrow>
            <mmultiscripts>
              <mi>C</mi>
              <mi>r</mi>
              <none/>
              <mprescripts/>
              <none/>
              <mi>n</mi>
            </mmultiscripts>
            <mo stretchy="false">=</mo>
            <mfrac>
              <mrow>
                <mi>n</mi>
                <mi>!</mi>
              </mrow>
              <mrow>
                <mi>r</mi>
                <mi>!</mi>
                <mrow>
                  <mo fence="true" form="prefix" stretchy="false">(</mo>
                  <mrow>
                    <mrow>
                      <mi>n</mi>
                      <mo stretchy="false">−</mo>
                      <mi>r</mi>
                    </mrow>
                  </mrow>
                  <mo fence="true" form="postfix" stretchy="false">)</mo>
                </mrow>
                <mi>!</mi>
              </mrow>
            </mfrac>
          </mrow>
        </mtd>
      </mtr>
    </mtable>
    <annotation encoding="StarMath 5.0">A_{n}=n!
newline 
newline 
P lsup{n}_{r} = frac {n!} {(n-r)!} 
newline 
newline 
C lsup{n}_{r} = frac {n!} {r!  (n-r)!} 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49:29.369891036</meta:creation-date>
    <dc:date>2024-09-29T17:36:54.963427616</dc:date>
    <meta:editing-duration>PT33M45S</meta:editing-duration>
    <meta:editing-cycles>9</meta:editing-cycles>
    <meta:generator>LibreOffice/24.8.2.1$Linux_X86_64 LibreOffice_project/480$Build-1</meta:generator>
  </office:meta>
</office:document-meta>
</file>